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3.6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Bitstream Vera Sans" style:font-name-complex="Bitstream Vera Sans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style:font-name="Arial1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Program → FormulaDef</text:p>
          </table:table-cell>
          <table:table-cell/>
          <table:table-cell table:style-name="ce4"/>
        </table:table-row>
        <table:table-row table:style-name="ro1">
          <table:table-cell/>
          <table:table-cell office:value-type="string">
            <text:p>FormulaDef → FceDecl = FceBod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Decl → FceName ( FceVars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Name → Charac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Vars → Character FceVarsR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VarsRem → , Character FceVarsRe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<text:span text:style-name="T1">FceVarsRem → ε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Body → S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Body → Pr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 → Mterms SumR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Rem → + Dter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Rem → 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d → sum Mterms ProdR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dRem → * sum Dter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dRem → 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terms → m ( FceIndexes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terms → d ( FceIndexes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Indexes → Number FceIndexesR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IndexesRem → , Number FceIndexesR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ceIndexesRem → ε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umber -&gt; Digit NumberR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umberRem -&gt; Digit NumberR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pan text:style-name="T2">NumberRem -&gt; ε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git -&gt; 0|1|2|3|4|5|6|7|8|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racter -&gt; A|B|...|Y|Z|a|b|...|y|z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11/04/2009</text:date>, <text:time>18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7:54:06</meta:creation-date>
    <dc:date>2009-11-04T18:26:56</dc:date>
    <meta:editing-duration>PT00H01M50S</meta:editing-duration>
    <meta:editing-cycles>2</meta:editing-cycles>
    <meta:generator>OpenOffice.org/3.1$Linux OpenOffice.org_project/310m11$Build-9399</meta:generator>
    <meta:document-statistic meta:table-count="3" meta:cell-count="25" meta:object-count="0"/>
  </office:meta>
</office:document-meta>
</file>